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UniOp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UniOp.isNul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MUniOp.calcFirstPos( CMStateSet to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UniOp.calcLastPos( CMStateSet to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UniOp.CMUniOp( int type , CMNode child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